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font-name="Liberation Serif" officeooo:rsid="001698e7" officeooo:paragraph-rsid="001698e7"/>
    </style:style>
    <style:style style:name="P2" style:family="paragraph" style:parent-style-name="Standard">
      <style:paragraph-properties fo:line-height="200%"/>
      <style:text-properties style:font-name="Liberation Serif" officeooo:rsid="001787ea" officeooo:paragraph-rsid="001787ea"/>
    </style:style>
    <style:style style:name="P3" style:family="paragraph" style:parent-style-name="Standard">
      <style:paragraph-properties fo:line-height="200%"/>
      <style:text-properties style:font-name="Liberation Serif" officeooo:rsid="001787ea" officeooo:paragraph-rsid="001a04c6"/>
    </style:style>
    <style:style style:name="P4" style:family="paragraph" style:parent-style-name="Standard">
      <style:paragraph-properties fo:line-height="200%"/>
      <style:text-properties style:font-name="Liberation Serif" officeooo:rsid="0018ff70" officeooo:paragraph-rsid="0018ff70"/>
    </style:style>
    <style:style style:name="P5" style:family="paragraph" style:parent-style-name="Standard">
      <style:paragraph-properties fo:line-height="200%"/>
      <style:text-properties style:font-name="Liberation Serif" fo:font-weight="bold" officeooo:rsid="001787ea" officeooo:paragraph-rsid="001a04c6" style:font-weight-asian="bold" style:font-weight-complex="bold"/>
    </style:style>
    <style:style style:name="P6" style:family="paragraph" style:parent-style-name="Standard">
      <style:paragraph-properties fo:line-height="200%"/>
      <style:text-properties style:font-name="Liberation Serif" fo:font-weight="bold" officeooo:rsid="001a04c6" officeooo:paragraph-rsid="001a04c6" style:font-weight-asian="bold" style:font-weight-complex="bold"/>
    </style:style>
    <style:style style:name="P7" style:family="paragraph" style:parent-style-name="Standard">
      <style:paragraph-properties fo:line-height="200%"/>
      <style:text-properties style:font-name="Liberation Serif" officeooo:rsid="001a04c6" officeooo:paragraph-rsid="001a04c6"/>
    </style:style>
    <style:style style:name="P8" style:family="paragraph" style:parent-style-name="Standard">
      <style:paragraph-properties fo:line-height="200%"/>
      <style:text-properties style:font-name="Liberation Serif" fo:font-weight="normal" officeooo:rsid="001a04c6" officeooo:paragraph-rsid="001a04c6" style:font-weight-asian="normal" style:font-weight-complex="normal"/>
    </style:style>
    <style:style style:name="P9" style:family="paragraph" style:parent-style-name="Standard">
      <style:paragraph-properties fo:line-height="200%"/>
      <style:text-properties style:text-position="0% 100%" style:font-name="Liberation Serif" officeooo:rsid="001787ea" officeooo:paragraph-rsid="001787ea"/>
    </style:style>
    <style:style style:name="P10" style:family="paragraph" style:parent-style-name="Standard">
      <style:paragraph-properties fo:line-height="200%"/>
      <style:text-properties style:text-position="0% 100%" style:font-name="Liberation Serif" fo:font-weight="bold" officeooo:rsid="001787ea" officeooo:paragraph-rsid="001787ea" style:font-weight-asian="bold" style:font-weight-complex="bold"/>
    </style:style>
    <style:style style:name="P11" style:family="paragraph" style:parent-style-name="Standard">
      <style:paragraph-properties fo:line-height="200%"/>
      <style:text-properties style:text-position="0% 100%" style:font-name="Liberation Serif" fo:font-weight="normal" officeooo:rsid="001a04c6" officeooo:paragraph-rsid="001a04c6" style:font-weight-asian="normal" style:font-weight-complex="normal"/>
    </style:style>
    <style:style style:name="P12" style:family="paragraph" style:parent-style-name="Standard">
      <style:paragraph-properties fo:line-height="200%"/>
      <style:text-properties style:text-position="0% 100%" style:font-name="Liberation Serif" fo:font-weight="bold" officeooo:rsid="001a04c6" officeooo:paragraph-rsid="001a04c6" style:font-weight-asian="bold" style:font-weight-complex="bold"/>
    </style:style>
    <style:style style:name="P13" style:family="paragraph" style:parent-style-name="Standard">
      <style:paragraph-properties fo:line-height="200%"/>
      <style:text-properties style:text-position="0% 100%" style:font-name="Liberation Serif" fo:language="en" fo:country="GB" fo:font-weight="normal" officeooo:rsid="001a04c6" officeooo:paragraph-rsid="001a04c6" style:font-size-asian="10.5pt" style:font-weight-asian="normal" style:font-weight-complex="normal"/>
    </style:style>
    <style:style style:name="P14" style:family="paragraph" style:parent-style-name="Standard">
      <style:paragraph-properties fo:line-height="200%"/>
      <style:text-properties style:text-position="0% 100%" style:font-name="Liberation Serif" fo:language="en" fo:country="GB" fo:font-weight="normal" officeooo:rsid="0023deb8" officeooo:paragraph-rsid="0023deb8" style:font-size-asian="10.5pt" style:font-weight-asian="normal" style:font-weight-complex="normal"/>
    </style:style>
    <style:style style:name="P15" style:family="paragraph" style:parent-style-name="Standard">
      <style:paragraph-properties fo:line-height="200%"/>
      <style:text-properties style:text-position="0% 100%" style:font-name="Liberation Serif" fo:language="en" fo:country="GB" fo:font-weight="bold" officeooo:rsid="001a04c6" officeooo:paragraph-rsid="001a04c6" style:font-size-asian="10.5pt" style:font-weight-asian="bold" style:font-weight-complex="bold"/>
    </style:style>
    <style:style style:name="P16" style:family="paragraph" style:parent-style-name="Standard">
      <style:paragraph-properties fo:line-height="200%"/>
      <style:text-properties style:text-position="0% 100%" style:font-name="Liberation Serif" fo:language="en" fo:country="GB" fo:font-weight="bold" officeooo:rsid="0026bc4a" officeooo:paragraph-rsid="0026bc4a" style:font-size-asian="10.5pt" style:font-weight-asian="bold" style:font-weight-complex="bold"/>
    </style:style>
    <style:style style:name="P17" style:family="paragraph" style:parent-style-name="Standard">
      <style:paragraph-properties fo:line-height="200%"/>
      <style:text-properties style:text-position="0% 100%" style:font-name="Liberation Serif" fo:language="en" fo:country="GB" fo:font-weight="bold" officeooo:rsid="002879e1" officeooo:paragraph-rsid="002879e1" style:font-size-asian="10.5pt" style:font-weight-asian="bold" style:font-weight-complex="bold"/>
    </style:style>
    <style:style style:name="P18" style:family="paragraph" style:parent-style-name="Standard">
      <style:paragraph-properties fo:line-height="200%"/>
      <style:text-properties style:text-position="0% 100%" style:font-name="Liberation Serif" fo:language="en" fo:country="GB" fo:font-weight="bold" officeooo:rsid="0028961b" officeooo:paragraph-rsid="0028961b" style:font-size-asian="10.5pt" style:font-weight-asian="bold" style:font-weight-complex="bold"/>
    </style:style>
    <style:style style:name="T1" style:family="text">
      <style:text-properties style:text-position="super 58%"/>
    </style:style>
    <style:style style:name="T2" style:family="text">
      <style:text-properties style:text-position="super 58%" officeooo:rsid="0018ff70"/>
    </style:style>
    <style:style style:name="T3" style:family="text">
      <style:text-properties style:text-position="super 58%" fo:font-weight="normal" style:font-weight-asian="normal" style:font-weight-complex="normal"/>
    </style:style>
    <style:style style:name="T4" style:family="text">
      <style:text-properties style:text-position="0% 100%"/>
    </style:style>
    <style:style style:name="T5" style:family="text">
      <style:text-properties style:text-position="0% 100%" officeooo:rsid="0017dc09"/>
    </style:style>
    <style:style style:name="T6" style:family="text">
      <style:text-properties style:text-position="0% 100%" officeooo:rsid="0018ff70"/>
    </style:style>
    <style:style style:name="T7" style:family="text">
      <style:text-properties style:text-position="0% 100%" fo:font-weight="bold" style:font-weight-asian="bold" style:font-weight-complex="bold"/>
    </style:style>
    <style:style style:name="T8" style:family="text">
      <style:text-properties style:text-position="0% 100%" fo:font-weight="bold" officeooo:rsid="0017dc09" style:font-weight-asian="bold" style:font-weight-complex="bold"/>
    </style:style>
    <style:style style:name="T9" style:family="text">
      <style:text-properties style:text-position="0% 100%" fo:font-weight="normal" style:font-weight-asian="normal" style:font-weight-complex="normal"/>
    </style:style>
    <style:style style:name="T10" style:family="text">
      <style:text-properties style:text-position="0% 100%" fo:language="en" fo:country="GB" fo:font-weight="normal" style:font-size-asian="10.5pt" style:font-weight-asian="normal" style:font-weight-complex="normal"/>
    </style:style>
    <style:style style:name="T11" style:family="text">
      <style:text-properties style:text-position="0% 100%" fo:language="en" fo:country="GB" fo:font-weight="normal" officeooo:rsid="001d21dc" style:font-size-asian="10.5pt" style:font-weight-asian="normal" style:font-weight-complex="normal"/>
    </style:style>
    <style:style style:name="T12" style:family="text">
      <style:text-properties officeooo:rsid="0018ff70"/>
    </style:style>
    <style:style style:name="T13" style:family="text">
      <style:text-properties officeooo:rsid="0024e854"/>
    </style:style>
    <style:style style:name="T1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l Patterson</text:p>
      <text:p text:style-name="P1">Ping-Tsai Chung</text:p>
      <text:p text:style-name="P1">CS 158</text:p>
      <text:p text:style-name="P1">February 14, 2019</text:p>
      <text:p text:style-name="P2"/>
      <text:p text:style-name="P5">Problem 1</text:p>
      <text:p text:style-name="P3">A password of length 8 with “<text:span text:style-name="T12">a-z”, “A-Z” and “0-9” means that the password will have 26 + 26 + 10 = 62 possible characters. This means that the password will be 62 × 62 × 62 × 62 × 62 × 62 × 62 × 62 or 62</text:span><text:span text:style-name="T2">8</text:span><text:span text:style-name="T6"> (</text:span><text:span text:style-name="T4">2.1834011e+14</text:span><text:span text:style-name="T6">)</text:span><text:span text:style-name="T4"> possibilities. </text:span></text:p>
      <text:p text:style-name="P4"><text:span text:style-name="T4">The number of passwords that will have no digits will be equal to 52</text:span><text:span text:style-name="T1">8</text:span><text:span text:style-name="T4">.</text:span></text:p>
      <text:p text:style-name="P4"><text:span text:style-name="T4">The total number of passwords will therefore be 62</text:span><text:span text:style-name="T1">8</text:span><text:span text:style-name="T4"> – 52</text:span><text:span text:style-name="T1">8</text:span><text:span text:style-name="T4"> <text:s/>which equals to 1.6488e+14 possibilities.</text:span></text:p>
      <text:p text:style-name="P10">Problem 2</text:p>
      <text:p text:style-name="P9">R1.4) Techniques used to achieve confidentiality include encryption, physical security and access control.</text:p>
      <text:p text:style-name="P2"><text:span text:style-name="T4">R1.5) The most effective technique for data integrity is to use multiple measures in conjunction. For example, making backups and </text:span><text:span text:style-name="T5">at the same time ensuring that the files are not altered using checksums. Using only one measure to ensure data integrity will be insufficient.</text:span></text:p>
      <text:p text:style-name="P7"><text:span text:style-name="T8">A</text:span><text:span text:style-name="T7">TM)</text:span></text:p>
      <text:p text:style-name="P11">Confidentiality: The ATM has access control because a user will have to input their PIN to gain access to their account. Authentication and authorization occur when a user inserts their card and enters their PIN. The card authenticates the user and the pin authorizes them to gain access to the account. This is important because if a user’s pin was somehow disclosed by the ATM then the user’s account will be compromised and malicious people could make unauthorized transactions.</text:p>
      <text:p text:style-name="P8"><text:span text:style-name="T4">Integrity: Anyone who uses an ATM expects that all their transactions will be accurate and without errors. If a user were to withdraw $30 from their account that has $100 balance they would expect the </text:span><text:soft-page-break/><text:span text:style-name="T4">updated balance to be $70. If the ATM however displays $60 that means there was an error with the transaction and therefore integrity was compromised. <text:s/>This is important because the accuracy of what transactions took place and when they were done will ensure that there are no errors with the user’s account.</text:span></text:p>
      <text:p text:style-name="P11">Availability: The bank needs to ensure that the ATM is always fully functional and works during the advertised hours. This is important because the bank’s customers will need access to the ATM and if they are out of service very often then that bank will lose customers to competition that has more stable service.</text:p>
      <text:p text:style-name="P12">Problem 3</text:p>
      <text:p text:style-name="P6"><text:span text:style-name="T9">R1.9) </text:span><text:span text:style-name="T10">A packet sniffer on a network can block or keep unencrypted packets so that an attacker can examine their contents. If these packets contain any sensitive data like passwords, keys or certificates then the attacker will have access to them. </text:span></text:p>
      <text:p text:style-name="P6"><text:span text:style-name="T10">An attacker can also modify packets in transit leading to the delivery of </text:span><text:span text:style-name="T11">inaccurate</text:span><text:span text:style-name="T10"> data or data injected with malware/viruses. </text:span></text:p>
      <text:p text:style-name="P13">A sniffer can also be used to find the identity of the users on a network by tracing the origin and destination of the packets as well as reading their contents. </text:p>
      <text:p text:style-name="P13">R1.10) Making multiple copies of a file can lead to errors being introduced. The person making copies violates the terms of agreement by distributing copies without permission. The person distributing copies can intentionally or unintentionally inject malware or viruses into <text:s/>the files he/she is distributing, which leads to vulnerabilities in other computers. </text:p>
      <text:p text:style-name="P15">Problem 4</text:p>
      <text:p text:style-name="P14">R1.14) <text:s/>This would be a vulnerability from a programming error. The programmer puts the details of the account holders and their </text:p>
      <text:p text:style-name="P14">accounts at risk by having them sent to him/her without permission. Another malicious attacker could also discover this backdoor and potentially use it to their own advantage and steal information from the <text:soft-page-break/>bank’s customers or even gain access to the server. Someone else could also have access to the author’s computer or email (with or without the author’s knowledge) and that individual will now have unauthorised access to this information.</text:p>
      <text:p text:style-name="P14">R1.16) An example of security through obscurity is moving an exposed network port <text:span text:style-name="T13">that grants access to a critical service or a database server</text:span> to a different number instead of taking steps to secure it (<text:span text:style-name="T13">eg. only allowing access from certain IP addresses or requiring a password/key while banning a specific IP after x failed connection attempts). Without properly securing the port it will only be a matter of time before an attacker discovers it’s new location and gains access to the server allowing them to steal data or cause damage.</text:span></text:p>
      <text:p text:style-name="P16">Problem 6</text:p>
      <text:p text:style-name="P17"><text:span text:style-name="T14">The formula for checking the probability is 1/2</text:span><text:span text:style-name="T3">(t-1)n</text:span></text:p>
      <text:p text:style-name="P17"><text:span text:style-name="T14">For 8 bits the answer would be 1/2</text:span><text:span text:style-name="T3">(7*32)</text:span></text:p>
      <text:p text:style-name="P17"><text:span text:style-name="T14">For 64 bits: 1/2</text:span><text:span text:style-name="T3">(63*32)</text:span><text:span text:style-name="T14"> </text:span></text:p>
      <text:p text:style-name="P17"><text:span text:style-name="T14">and for 512 bits it would be 1/2</text:span><text:span text:style-name="T3">(511*32)</text:span></text:p>
      <text:p text:style-name="P17"><text:span text:style-name="T14">All of them are equal to 0</text:span></text:p>
      <text:p text:style-name="P17">Problem 7</text:p>
      <text:p text:style-name="P18"><text:span text:style-name="T14">This type of attack Eve is doing is known as a cipher-text only attack. Eve has access to ciphertext going to and from Alice that is encrypted with the same key. Eve will have to attempt to decipher the contents of Alice’s conversations by brute force or some other methods, like exploiting known weaknesses in the method of encryption used by Alice (which will require that Eve knows which method in the first pla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4:49:13.010842070</meta:creation-date>
    <dc:date>2019-02-16T14:49:29.232030608</dc:date>
    <meta:editing-duration>PT42M19S</meta:editing-duration>
    <meta:editing-cycles>9</meta:editing-cycles>
    <meta:generator>LibreOffice/6.0.7.3$Linux_X86_64 LibreOffice_project/00m0$Build-3</meta:generator>
    <meta:document-statistic meta:table-count="0" meta:image-count="0" meta:object-count="0" meta:page-count="3" meta:paragraph-count="32" meta:word-count="814" meta:character-count="4812" meta:non-whitespace-character-count="4017"/>
  </office:meta>
</office:document-meta>
</file>